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64cm"/>
    </style:style>
    <style:style style:name="P1" style:family="paragraph">
      <style:text-properties style:font-name="Arial Black" fo:font-size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7.999cm" svg:height="3.582cm" svg:x="0cm" svg:y="3.418cm" presentation:class="title" presentation:user-transformed="true">
          <draw:text-box>
            <text:p><text:span text:style-name="T1">Nuestros corazo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764cm" svg:x="0.001cm" svg:y="-0.014cm" presentation:class="title" presentation:user-transformed="true">
          <draw:text-box>
            <text:p><text:span text:style-name="T2">Nuestros corazones</text:span><text:span text:style-name="T2"><text:line-break/></text:span><text:span text:style-name="T2">Insaciables son</text:span><text:span text:style-name="T2"><text:line-break/></text:span><text:span text:style-name="T2">Hasta que conocen</text:span><text:span text:style-name="T2"><text:line-break/></text:span><text:span text:style-name="T2">A su salvad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764cm" svg:x="0.001cm" svg:y="-0.014cm" presentation:class="title" presentation:user-transformed="true">
          <draw:text-box>
            <text:p><text:span text:style-name="T2">Tal y como somos nos amó</text:span><text:span text:style-name="T2"><text:line-break/></text:span><text:span text:style-name="T2">Hoy nos acercamos sin tem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764cm" svg:x="0.001cm" svg:y="-0.014cm" presentation:class="title" presentation:user-transformed="true">
          <draw:text-box>
            <text:p><text:span text:style-name="T2">Él es el agua que al beber</text:span><text:span text:style-name="T2"><text:line-break/></text:span><text:span text:style-name="T2">Nunca más tendremos sed</text:span><text:span text:style-name="T2"><text:line-break/></text:span><text:span text:style-name="T2">Jesucristo basta</text:span><text:span text:style-name="T2"><text:line-break/></text:span><text:span text:style-name="T2">Jesucristo bas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999cm" svg:height="15.764cm" svg:x="0.001cm" svg:y="-0.014cm" presentation:class="title" presentation:user-transformed="true">
          <draw:text-box>
            <text:p><text:span text:style-name="T2">Mi castigo recibió</text:span><text:span text:style-name="T2"><text:line-break/></text:span><text:span text:style-name="T2">Y su herencia me entregó</text:span><text:span text:style-name="T2"><text:line-break/></text:span><text:span text:style-name="T2">Jesucristo basta</text:span><text:span text:style-name="T2"><text:line-break/></text:span><text:span text:style-name="T2">Jesucristo bas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999cm" svg:height="15.764cm" svg:x="0.001cm" svg:y="-0.014cm" presentation:class="title" presentation:user-transformed="true">
          <draw:text-box>
            <text:p><text:span text:style-name="T2">Fuimos alcanzados</text:span><text:span text:style-name="T2"><text:line-break/></text:span><text:span text:style-name="T2">Por su gran amor</text:span><text:span text:style-name="T2"><text:line-break/></text:span><text:span text:style-name="T2">Y con brazos abiertos</text:span><text:span text:style-name="T2"><text:line-break/></text:span><text:span text:style-name="T2">Nos recibe ho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7.999cm" svg:height="15.764cm" svg:x="0.001cm" svg:y="-0.014cm" presentation:class="title" presentation:user-transformed="true">
          <draw:text-box>
            <text:p><text:span text:style-name="T2">Ahora hay un futuro</text:span><text:span text:style-name="T2"><text:line-break/></text:span><text:span text:style-name="T2">Y esperanza fiel</text:span><text:span text:style-name="T2"><text:line-break/></text:span><text:span text:style-name="T2">En su amor confiamos</text:span><text:span text:style-name="T2"><text:line-break/></text:span><text:span text:style-name="T2">Hay descanso en É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02T18:39:03.211000000</meta:creation-date>
    <dc:date>2023-02-19T13:01:45.154000000</dc:date>
    <meta:editing-duration>PT2H17M59S</meta:editing-duration>
    <meta:editing-cycles>2</meta:editing-cycles>
    <meta:generator>Real_Office/6.2.3.2$Windows_x86 LibreOffice_project/b40a93cffb3080b9876e40c60e03703e9bd35612</meta:generator>
    <meta:document-statistic meta:object-count="42"/>
  </office:meta>
</office:document-meta>
</file>